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ri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8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4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5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7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8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2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3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3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3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3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 style:data-style-name="N2" text:time-value="14:21:45.104007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6T16:36:39.972233166</dc:date>
    <meta:editing-duration>P67DT11H21M16S</meta:editing-duration>
    <meta:editing-cycles>1465</meta:editing-cycles>
    <meta:generator>LibreOffice/6.0.7.3$Linux_X86_64 LibreOffice_project/00m0$Build-3</meta:generator>
    <dc:creator>James Petts</dc:creator>
    <meta:document-statistic meta:table-count="3" meta:cell-count="4607" meta:object-count="0"/>
  </office:meta>
</office:document-meta>
</file>